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" svg:font-family="Courie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Mincho" svg:font-family="Mincho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text-properties fo:language="en" fo:country="GB"/>
    </style:style>
    <style:style style:name="P2" style:family="paragraph" style:parent-style-name="Standard">
      <style:text-properties style:font-name="Arial" fo:font-size="18pt" fo:language="en" fo:country="GB" style:font-size-asian="18pt" style:font-size-complex="18pt"/>
    </style:style>
    <style:style style:name="P3" style:family="paragraph" style:parent-style-name="Standard">
      <style:text-properties style:font-name="Arial" fo:language="en" fo:country="GB"/>
    </style:style>
    <style:style style:name="P4" style:family="paragraph" style:parent-style-name="Heading_20_2">
      <style:text-properties fo:language="en" fo:country="GB"/>
    </style:style>
    <style:style style:name="P5" style:family="paragraph" style:parent-style-name="Standard">
      <style:text-properties style:font-name="Arial" fo:font-size="16pt" fo:language="en" fo:country="GB" style:font-size-asian="16pt" style:font-size-complex="16pt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margin-top="0cm" fo:margin-bottom="0.212cm"/>
    </style:style>
    <style:style style:name="P8" style:family="paragraph" style:parent-style-name="Text_20_body">
      <style:text-properties style:font-name="Courier" fo:language="en" fo:country="GB"/>
    </style:style>
    <style:style style:name="T1" style:family="text">
      <style:text-properties style:font-name="Courier"/>
    </style:style>
    <style:style style:name="T2" style:family="text">
      <style:text-properties style:font-name="Thorndale AMT1"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Mavscript – test file</text:h>
      <text:p text:style-name="P2"/>
      <text:p text:style-name="P3"/>
      <text:h text:style-name="P4" text:outline-level="2" text:is-list-header="true">Input:</text:h>
      <text:p text:style-name="P5"/>
      <text:p text:style-name="P6">Length <text:tab/><text:span text:style-name="T1">$m l := 10.3 $i</text:span> m (of the cube)</text:p>
      <text:p text:style-name="P7">Width <text:tab/><text:tab/><text:span text:style-name="T1">$m b := 3.2 $i</text:span><text:span text:style-name="T2"> m</text:span></text:p>
      <text:p text:style-name="P7">Hight <text:tab/><text:tab/><text:span text:style-name="T1">$m h := 5.6 $i</text:span><text:span text:style-name="T2"> m</text:span></text:p>
      <text:p text:style-name="P3"/>
      <text:p text:style-name="P5"/>
      <text:h text:style-name="P4" text:outline-level="2" text:is-list-header="true">Output:</text:h>
      <text:p text:style-name="P5"/>
      <text:p text:style-name="P6">The volume is<text:tab/> <text:s text:c="11"/><text:tab/><text:tab/><text:span text:style-name="T1">$m V := l*b*h $io</text:span> m³</text:p>
      <text:p text:style-name="P6">The rounded volume is<text:tab/> <text:s/><text:tab/>V = <text:span text:style-name="T1">$m nf(V, 1) $o</text:span> m³</text:p>
      <text:p text:style-name="P6">The double volume is<text:tab/><text:tab/> <text:tab/><text:span text:style-name="T1">$m dopV := 2*V $n</text:span>2V = <text:span text:style-name="T1">$m dopV $o</text:span> m³</text:p>
      <text:p text:style-name="P6"/>
      <text:p text:style-name="P6">The cube is <text:span text:style-name="T1">$m If (l&gt;b, answer := "Longer than wide", answer := "Wider than long") $o</text:span></text:p>
      <text:p text:style-name="P6"/>
      <text:p text:style-name="P8">$m x := Newton(x^3 – V, x, 13, 0.001) $n</text:p>
      <text:p text:style-name="P6">A real cube would have the size l = b = h = <text:span text:style-name="T1">$m nf(x, 2) $o</text:span> m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" svg:font-family="Courie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Mincho" svg:font-family="Mincho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style:default-outline-level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style:default-outline-level="2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8-14T14:03:50</meta:creation-date>
    <dc:date>2005-08-21T12:54:48</dc:date>
    <dc:language>de-DE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05" meta:character-count="460"/>
  </office:meta>
</office:document-meta>
</file>